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r2asciidoc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r2asciidoc">r2asciidoc</text:a> is a R package for writing document with embeded R commands.</text:p>
<!--section level 1-->
        <text:h text:outline-level="1" text:style-name="Heading1">Short example</text:h>

<text:p text:style-name="para-padding">As you can see, r2asciidoc is simple.</text:p>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r2asciidoc provides</text:h>

<text:p text:style-name="para-padding">r2asciidoc provided :</text:p>



<text:list text:style-name="list-default">
<text:list-item>
<text:p text:style-name="para-list-begin">
a Sweave driver: Sweave("yourfile.Rnw", RweaveAscii()) to use it
</text:p>
</text:list-item>
<text:list-item>
<text:p text:style-name="para-list-padding">
a generic method for common R objects: ascii(). Default argument depends of R object.
</text:p>
<table:table table:style-name="table-default">
              <table:table-column table:number-columns-repeated="2"/>
<table:table-row>
<!--position=1-->
                <!--last=2-->
                <!--parent-position=1-->
                <!--parent-last=17-->
                <table:table-cell office:value-type="string" table:style-name="table-default.cell-A1">
                  <!--child::*-->
                  <text:p text:style-name="Standard">
<text:p text:style-name="para-padding">
x
</text:p>
</text:p>
                </table:table-cell>
<!--position=2-->
                <!--last=2-->
                <!--parent-position=1-->
                <!--parent-last=17-->
                <table:table-cell office:value-type="string" table:style-name="table-default.cell-C1">
                  <!--child::*-->
                  <text:p text:style-name="Standard">
<text:p text:style-name="para-padding">
R object
</text:p>
</text:p>
                </table:table-cell>
</table:table-row>
<table:table-row>
<!--position=1-->
                <!--last=2-->
                <!--parent-position=2-->
                <!--parent-last=17-->
                <table:table-cell office:value-type="string" table:style-name="table-default.cell-A2">
                  <!--child::*-->
                  <text:p text:style-name="Standard">
<text:p text:style-name="para-padding">
include.rownames
</text:p>
</text:p>
                </table:table-cell>
<!--position=2-->
                <!--last=2-->
                <!--parent-position=2-->
                <!--parent-last=17-->
                <table:table-cell office:value-type="string" table:style-name="table-default.cell-C2">
                  <!--child::*-->
                  <text:p text:style-name="Standard">
<text:p text:style-name="para-padding">
include rownames ? (logical)
</text:p>
</text:p>
                </table:table-cell>
</table:table-row>
<table:table-row>
<!--position=1-->
                <!--last=2-->
                <!--parent-position=3-->
                <!--parent-last=17-->
                <table:table-cell office:value-type="string" table:style-name="table-default.cell-A2">
                  <!--child::*-->
                  <text:p text:style-name="Standard">
<text:p text:style-name="para-padding">
include.colnames
</text:p>
</text:p>
                </table:table-cell>
<!--position=2-->
                <!--last=2-->
                <!--parent-position=3-->
                <!--parent-last=17-->
                <table:table-cell office:value-type="string" table:style-name="table-default.cell-C2">
                  <!--child::*-->
                  <text:p text:style-name="Standard">
<text:p text:style-name="para-padding">
include colnames ? (logical)
</text:p>
</text:p>
                </table:table-cell>
</table:table-row>
<table:table-row>
<!--position=1-->
                <!--last=2-->
                <!--parent-position=4-->
                <!--parent-last=17-->
                <table:table-cell office:value-type="string" table:style-name="table-default.cell-A2">
                  <!--child::*-->
                  <text:p text:style-name="Standard">
<text:p text:style-name="para-padding">
format
</text:p>
</text:p>
                </table:table-cell>
<!--position=2-->
                <!--last=2-->
                <!--parent-position=4-->
                <!--parent-last=17-->
                <table:table-cell office:value-type="string" table:style-name="table-default.cell-C2">
                  <!--child::*-->
                  <text:p text:style-name="Standard">
<text:p text:style-name="para-padding">
equal to "d"  (for integers), "f", "e", "E", "g",
          "G", "fg" (for reals).  Default is "f".
          "f" gives numbers in the usual <text:span text:style-name="text-italic">xxx.xxx</text:span> format;  "e" and
          "E" give <text:span text:style-name="text-italic">n.ddde+nn</text:span> or <text:span text:style-name="text-italic">n.dddE+nn</text:span> (scientific format);
          "g" and "G" put <text:span text:style-name="text-italic">x[i]</text:span> into scientific format only if it
          saves space to do so.
          "fg" uses fixed format as "f", but <text:span text:style-name="text-italic">digits</text:span> as the
          minimum number of <text:span text:style-name="text-italic">significant</text:span> digits.
</text:p>
</text:p>
                </table:table-cell>
</table:table-row>
<table:table-row>
<!--position=1-->
                <!--last=2-->
                <!--parent-position=5-->
                <!--parent-last=17-->
                <table:table-cell office:value-type="string" table:style-name="table-default.cell-A2">
                  <!--child::*-->
                  <text:p text:style-name="Standard">
<text:p text:style-name="para-padding">
digits
</text:p>
</text:p>
                </table:table-cell>
<!--position=2-->
                <!--last=2-->
                <!--parent-position=5-->
                <!--parent-last=17-->
                <table:table-cell office:value-type="string" table:style-name="table-default.cell-C2">
                  <!--child::*-->
                  <text:p text:style-name="Standard">
<text:p text:style-name="para-padding">
the desired number of digits after the decimal point.
</text:p>
</text:p>
                </table:table-cell>
</table:table-row>
<table:table-row>
<!--position=1-->
                <!--last=2-->
                <!--parent-position=6-->
                <!--parent-last=17-->
                <table:table-cell office:value-type="string" table:style-name="table-default.cell-A2">
                  <!--child::*-->
                  <text:p text:style-name="Standard">
<text:p text:style-name="para-padding">
decimal.mark
</text:p>
</text:p>
                </table:table-cell>
<!--position=2-->
                <!--last=2-->
                <!--parent-position=6-->
                <!--parent-last=17-->
                <table:table-cell office:value-type="string" table:style-name="table-default.cell-C2">
                  <!--child::*-->
                  <text:p text:style-name="Standard">
<text:p text:style-name="para-padding">
the character to be used to indicate the numeric decimal point.
</text:p>
</text:p>
                </table:table-cell>
</table:table-row>
<table:table-row>
<!--position=1-->
                <!--last=2-->
                <!--parent-position=7-->
                <!--parent-last=17-->
                <table:table-cell office:value-type="string" table:style-name="table-default.cell-A2">
                  <!--child::*-->
                  <text:p text:style-name="Standard">
<text:p text:style-name="para-padding">
na.print
</text:p>
</text:p>
                </table:table-cell>
<!--position=2-->
                <!--last=2-->
                <!--parent-position=7-->
                <!--parent-last=17-->
                <table:table-cell office:value-type="string" table:style-name="table-default.cell-C2">
                  <!--child::*-->
                  <text:p text:style-name="Standard">
<text:p text:style-name="para-padding">
the character to be used for NA
</text:p>
</text:p>
                </table:table-cell>
</table:table-row>
<table:table-row>
<!--position=1-->
                <!--last=2-->
                <!--parent-position=8-->
                <!--parent-last=17-->
                <table:table-cell office:value-type="string" table:style-name="table-default.cell-A2">
                  <!--child::*-->
                  <text:p text:style-name="Standard">
<text:p text:style-name="para-padding">
caption
</text:p>
</text:p>
                </table:table-cell>
<!--position=2-->
                <!--last=2-->
                <!--parent-position=8-->
                <!--parent-last=17-->
                <table:table-cell office:value-type="string" table:style-name="table-default.cell-C2">
                  <!--child::*-->
                  <text:p text:style-name="Standard">
<text:p text:style-name="para-padding">
the title (character)
</text:p>
</text:p>
                </table:table-cell>
</table:table-row>
<table:table-row>
<!--position=1-->
                <!--last=2-->
                <!--parent-position=9-->
                <!--parent-last=17-->
                <table:table-cell office:value-type="string" table:style-name="table-default.cell-A2">
                  <!--child::*-->
                  <text:p text:style-name="Standard">
<text:p text:style-name="para-padding">
width
</text:p>
</text:p>
                </table:table-cell>
<!--position=2-->
                <!--last=2-->
                <!--parent-position=9-->
                <!--parent-last=17-->
                <table:table-cell office:value-type="string" table:style-name="table-default.cell-C2">
                  <!--child::*-->
                  <text:p text:style-name="Standard">
<text:p text:style-name="para-padding">
the desired width of the table
</text:p>
</text:p>
                </table:table-cell>
</table:table-row>
<table:table-row>
<!--position=1-->
                <!--last=2-->
                <!--parent-position=10-->
                <!--parent-last=17-->
                <table:table-cell office:value-type="string" table:style-name="table-default.cell-A2">
                  <!--child::*-->
                  <text:p text:style-name="Standard">
<text:p text:style-name="para-padding">
frame
</text:p>
</text:p>
                </table:table-cell>
<!--position=2-->
                <!--last=2-->
                <!--parent-position=10-->
                <!--parent-last=17-->
                <table:table-cell office:value-type="string" table:style-name="table-default.cell-C2">
                  <!--child::*-->
                  <text:p text:style-name="Standard">
<text:p text:style-name="para-padding">
defines the table border. Can take the following values: "tobpot" (top and bottom), "all" (all sides), "none" and "sides" (left and right). Default is "all".
</text:p>
</text:p>
                </table:table-cell>
</table:table-row>
<table:table-row>
<!--position=1-->
                <!--last=2-->
                <!--parent-position=11-->
                <!--parent-last=17-->
                <table:table-cell office:value-type="string" table:style-name="table-default.cell-A2">
                  <!--child::*-->
                  <text:p text:style-name="Standard">
<text:p text:style-name="para-padding">
grid
</text:p>
</text:p>
                </table:table-cell>
<!--position=2-->
                <!--last=2-->
                <!--parent-position=11-->
                <!--parent-last=17-->
                <table:table-cell office:value-type="string" table:style-name="table-default.cell-C2">
                  <!--child::*-->
                  <text:p text:style-name="Standard">
<text:p text:style-name="para-padding">
defines which ruller lines are drawn between table rows and columns. Can take "none", "cols", "rows" and "all". Default is "all".
</text:p>
</text:p>
                </table:table-cell>
</table:table-row>
<table:table-row>
<!--position=1-->
                <!--last=2-->
                <!--parent-position=12-->
                <!--parent-last=17-->
                <table:table-cell office:value-type="string" table:style-name="table-default.cell-A2">
                  <!--child::*-->
                  <text:p text:style-name="Standard">
<text:p text:style-name="para-padding">
valign
</text:p>
</text:p>
                </table:table-cell>
<!--position=2-->
                <!--last=2-->
                <!--parent-position=12-->
                <!--parent-last=17-->
                <table:table-cell office:value-type="string" table:style-name="table-default.cell-C2">
                  <!--child::*-->
                  <text:p text:style-name="Standard">
<text:p text:style-name="para-padding">
vertically align all cells in a table. Can take "top", "bottom" and "middle".
</text:p>
</text:p>
                </table:table-cell>
</table:table-row>
<table:table-row>
<!--position=1-->
                <!--last=2-->
                <!--parent-position=13-->
                <!--parent-last=17-->
                <table:table-cell office:value-type="string" table:style-name="table-default.cell-A2">
                  <!--child::*-->
                  <text:p text:style-name="Standard">
<text:p text:style-name="para-padding">
header
</text:p>
</text:p>
                </table:table-cell>
<!--position=2-->
                <!--last=2-->
                <!--parent-position=13-->
                <!--parent-last=17-->
                <table:table-cell office:value-type="string" table:style-name="table-default.cell-C2">
                  <!--child::*-->
                  <text:p text:style-name="Standard">
<text:p text:style-name="para-padding">
emphase the first line of a table (logical).
</text:p>
</text:p>
                </table:table-cell>
</table:table-row>
<table:table-row>
<!--position=1-->
                <!--last=2-->
                <!--parent-position=14-->
                <!--parent-last=17-->
                <table:table-cell office:value-type="string" table:style-name="table-default.cell-A2">
                  <!--child::*-->
                  <text:p text:style-name="Standard">
<text:p text:style-name="para-padding">
footer
</text:p>
</text:p>
                </table:table-cell>
<!--position=2-->
                <!--last=2-->
                <!--parent-position=14-->
                <!--parent-last=17-->
                <table:table-cell office:value-type="string" table:style-name="table-default.cell-C2">
                  <!--child::*-->
                  <text:p text:style-name="Standard">
<text:p text:style-name="para-padding">
emphase the last line of a table (logical).
</text:p>
</text:p>
                </table:table-cell>
</table:table-row>
<table:table-row>
<!--position=1-->
                <!--last=2-->
                <!--parent-position=15-->
                <!--parent-last=17-->
                <table:table-cell office:value-type="string" table:style-name="table-default.cell-A2">
                  <!--child::*-->
                  <text:p text:style-name="Standard">
<text:p text:style-name="para-padding">
align
</text:p>
</text:p>
                </table:table-cell>
<!--position=2-->
                <!--last=2-->
                <!--parent-position=15-->
                <!--parent-last=17-->
                <table:table-cell office:value-type="string" table:style-name="table-default.cell-C2">
                  <!--child::*-->
                  <text:p text:style-name="Standard">
<text:p text:style-name="para-padding">
column alignment. Can be "r" (right), "l" (left) or "c" (center).
</text:p>
</text:p>
                </table:table-cell>
</table:table-row>
<table:table-row>
<!--position=1-->
                <!--last=2-->
                <!--parent-position=16-->
                <!--parent-last=17-->
                <table:table-cell office:value-type="string" table:style-name="table-default.cell-A2">
                  <!--child::*-->
                  <text:p text:style-name="Standard">
<text:p text:style-name="para-padding">
col.width
</text:p>
</text:p>
                </table:table-cell>
<!--position=2-->
                <!--last=2-->
                <!--parent-position=16-->
                <!--parent-last=17-->
                <table:table-cell office:value-type="string" table:style-name="table-default.cell-C2">
                  <!--child::*-->
                  <text:p text:style-name="Standard">
<text:p text:style-name="para-padding">
columns width (integer proportional value).
</text:p>
</text:p>
                </table:table-cell>
</table:table-row>
<table:table-row>
<!--position=1-->
                <!--last=2-->
                <!--parent-position=17-->
                <!--parent-last=17-->
                <table:table-cell office:value-type="string" table:style-name="table-default.cell-A3">
                  <!--child::*-->
                  <text:p text:style-name="Standard">
<text:p text:style-name="para-padding">
style
</text:p>
</text:p>
                </table:table-cell>
<!--position=2-->
                <!--last=2-->
                <!--parent-position=17-->
                <!--parent-last=17-->
                <table:table-cell office:value-type="string" table:style-name="table-default.cell-C3">
                  <!--child::*-->
                  <text:p text:style-name="Standard">
<text:p text:style-name="para-padding">
columns styles. Equal to "d" (default), "e" (emphasis), "m" (monospaced), "s" (strong), "a" (cells cans contain any of the <text:span text:style-name="text-italic">AsciiDoc</text:span> elements that are allowed inside document), "l" (literal), "v" (verse; all line breaks are retained).
</text:p>
</text:p>
                </table:table-cell>
</table:table-row>
</table:table>
</text:list-item>
</text:list>

<!--section level 1-->
        <text:h text:outline-level="1" text:style-name="Heading1">Gallery</text:h>

<!--section level 2-->
        <text:h text:outline-level="2" text:style-name="Heading2">Vector</text:h>

<text:p/>
        <text:p text:style-name="para-screen">&gt; ascii(1:4)</text:p>
        <text:p text:style-name="para-screen">|===================</text:p>
        <text:p text:style-name="para-screen">|1.00|2.00|3.00|4.00</text:p>
        <text:p text:style-name="para-screen">|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5,<text:s text:c="2"/>5,<text:s text:c="2"/>5,<text:s text:c="2"/>5,<text:s text:c="2"/>5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,<text:s text:c="2"/>grid<text:s text:c="2"/>=<text:s text:c="2"/>"none")</text:p>
        <text:p text:style-name="para-screen">.VADeaths</text:p>
        <text:p text:style-name="para-screen">[frame="topbot",grid="none",valign="middle",options="header",cols="&lt;1,&gt;5,&gt;5,&gt;5,&gt;5"]</text:p>
        <text:p text:style-name="para-screen">|=====================================================</text:p>
        <text:p text:style-name="para-screen">|<text:s text:c="10"/>|Rural<text:s text:c="2"/>Male|Rural<text:s text:c="2"/>Female|Urban<text:s text:c="2"/>Male|Urban<text:s text:c="2"/>Female</text:p>
        <text:p text:style-name="para-screen">|50-54|11.70<text:s text:c="10"/>|8.70<text:s text:c="16"/>|15.40<text:s text:c="10"/>|8.40</text:p>
        <text:p text:style-name="para-screen">|55-59|18.10<text:s text:c="10"/>|11.70<text:s text:c="14"/>|24.30<text:s text:c="10"/>|13.60</text:p>
        <text:p text:style-name="para-screen">|60-64|26.90<text:s text:c="10"/>|20.30<text:s text:c="14"/>|37.00<text:s text:c="10"/>|19.30</text:p>
        <text:p text:style-name="para-screen">|65-69|41.00<text:s text:c="10"/>|30.90<text:s text:c="14"/>|54.60<text:s text:c="10"/>|35.10</text:p>
        <text:p text:style-name="para-screen">|70-74|66.00<text:s text:c="10"/>|54.30<text:s text:c="14"/>|71.10<text:s text:c="10"/>|50.00</text:p>
        <text:p text:style-name="para-screen">|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ural Mal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ural Female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Urban Mal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 Frame</text:h>

<text:p/>
        <text:p text:style-name="para-screen">&gt; ascii(iris[1:10, ], include.rownames = F, caption = "iris", width = 50,</text:p>
        <text:p text:style-name="para-screen">+<text:s text:c="10"/>align<text:s text:c="2"/>=<text:s text:c="2"/>"c",<text:s text:c="2"/>valign<text:s text:c="2"/>=<text:s text:c="2"/>"bottom")</text:p>
        <text:p text:style-name="para-screen">.iris</text:p>
        <text:p text:style-name="para-screen">[valign="bottom",options="header",cols="^,^,^,^,^",width="50%"]</text:p>
        <text:p text:style-name="para-screen">|=========================================================</text:p>
        <text:p text:style-name="para-screen">|Sepal.Length|Sepal.Width|Petal.Length|Petal.Width|Species</text:p>
        <text:p text:style-name="para-screen">|5.10<text:s text:c="16"/>|3.50<text:s text:c="14"/>|1.40<text:s text:c="16"/>|0.20<text:s text:c="14"/>|setosa</text:p>
        <text:p text:style-name="para-screen">|4.90<text:s text:c="16"/>|3.00<text:s text:c="14"/>|1.40<text:s text:c="16"/>|0.20<text:s text:c="14"/>|setosa</text:p>
        <text:p text:style-name="para-screen">|4.70<text:s text:c="16"/>|3.20<text:s text:c="14"/>|1.30<text:s text:c="16"/>|0.20<text:s text:c="14"/>|setosa</text:p>
        <text:p text:style-name="para-screen">|4.60<text:s text:c="16"/>|3.10<text:s text:c="14"/>|1.50<text:s text:c="16"/>|0.20<text:s text:c="14"/>|setosa</text:p>
        <text:p text:style-name="para-screen">|5.00<text:s text:c="16"/>|3.60<text:s text:c="14"/>|1.40<text:s text:c="16"/>|0.20<text:s text:c="14"/>|setosa</text:p>
        <text:p text:style-name="para-screen">|5.40<text:s text:c="16"/>|3.90<text:s text:c="14"/>|1.70<text:s text:c="16"/>|0.40<text:s text:c="14"/>|setosa</text:p>
        <text:p text:style-name="para-screen">|4.60<text:s text:c="16"/>|3.40<text:s text:c="14"/>|1.40<text:s text:c="16"/>|0.30<text:s text:c="14"/>|setosa</text:p>
        <text:p text:style-name="para-screen">|5.00<text:s text:c="16"/>|3.40<text:s text:c="14"/>|1.50<text:s text:c="16"/>|0.20<text:s text:c="14"/>|setosa</text:p>
        <text:p text:style-name="para-screen">|4.40<text:s text:c="16"/>|2.90<text:s text:c="14"/>|1.40<text:s text:c="16"/>|0.20<text:s text:c="14"/>|setosa</text:p>
        <text:p text:style-name="para-screen">|4.90<text:s text:c="16"/>|3.10<text:s text:c="14"/>|1.50<text:s text:c="16"/>|0.10<text:s text:c="14"/>|setosa</text:p>
        <text:p text:style-name="para-screen">|=========================================================</text:p>

<text:h text:style-name="Heading-small">Table 5. iri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Sepal.Length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epal.Width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Petal.Length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Petal.Width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Summary table</text:h>

<text:p/>
        <text:p text:style-name="para-screen">&gt; ascii(summary(table(1:4, 1:4)))</text:p>
        <text:p text:style-name="para-screen">-<text:s text:c="2"/>Number<text:s text:c="2"/>of<text:s text:c="2"/>cases<text:s text:c="2"/>in<text:s text:c="2"/>table:<text:s text:c="2"/>4</text:p>
        <text:p text:style-name="para-screen">-<text:s text:c="2"/>Number<text:s text:c="2"/>of<text:s text:c="2"/>factors:<text:s text:c="2"/>2</text:p>
        <text:p text:style-name="para-screen">-<text:s text:c="2"/>Test<text:s text:c="2"/>for<text:s text:c="2"/>independence<text:s text:c="2"/>of<text:s text:c="2"/>all<text:s text:c="2"/>factors:</text:p>
        <text:p text:style-name="para-screen"><text:s text:c="2"/>*<text:s text:c="2"/>Chisq<text:s text:c="2"/>=<text:s text:c="2"/>12,<text:s text:c="2"/>df<text:s text:c="2"/>=<text:s text:c="2"/>9,<text:s text:c="2"/>p-value<text:s text:c="2"/>=<text:s text:c="2"/>0.2133</text:p>
        <text:p text:style-name="para-screen"><text:s text:c="2"/>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</text:p>
        <text:p text:style-name="para-screen">|<text:s text:c="22"/>|Estimate|Std.<text:s text:c="2"/>Error|z<text:s text:c="2"/>value|Pr(&gt;\|z\|)</text:p>
        <text:p text:style-name="para-screen">|(Intercept)|3.04<text:s text:c="8"/>|0.17<text:s text:c="12"/>|17.81<text:s text:c="4"/>|0.00</text:p>
        <text:p text:style-name="para-screen">|outcome2<text:s text:c="6"/>|-0.45<text:s text:c="6"/>|0.20<text:s text:c="12"/>|-2.25<text:s text:c="4"/>|0.02</text:p>
        <text:p text:style-name="para-screen">|outcome3<text:s text:c="6"/>|-0.29<text:s text:c="6"/>|0.19<text:s text:c="12"/>|-1.52<text:s text:c="4"/>|0.13</text:p>
        <text:p text:style-name="para-screen">|treatment2<text:s text:c="2"/>|0.00<text:s text:c="8"/>|0.20<text:s text:c="12"/>|0.00<text:s text:c="6"/>|1.00</text:p>
        <text:p text:style-name="para-screen">|treatment3<text:s text:c="2"/>|0.00<text:s text:c="8"/>|0.20<text:s text:c="12"/>|0.00<text:s text:c="6"/>|1.00</text:p>
        <text:p text:style-name="para-screen">|==================================================</text:p>
        <text:p text:style-name="para-screen">&gt;<text:s text:c="2"/>ascii(summary(glm.D93),<text:s text:c="2"/>caption<text:s text:c="2"/>=<text:s text:c="2"/>"summary<text:s text:c="2"/>glm.D93")</text:p>
        <text:p text:style-name="para-screen">.summary<text:s text:c="2"/>glm.D93</text:p>
        <text:p text:style-name="para-screen">[options="header"]</text:p>
        <text:p text:style-name="para-screen">|==================================================</text:p>
        <text:p text:style-name="para-screen">|<text:s text:c="22"/>|Estimate|Std.<text:s text:c="2"/>Error|z<text:s text:c="2"/>value|Pr(&gt;\|z\|)</text:p>
        <text:p text:style-name="para-screen">|(Intercept)|3.04<text:s text:c="8"/>|0.17<text:s text:c="12"/>|17.81<text:s text:c="4"/>|0.00</text:p>
        <text:p text:style-name="para-screen">|outcome2<text:s text:c="6"/>|-0.45<text:s text:c="6"/>|0.20<text:s text:c="12"/>|-2.25<text:s text:c="4"/>|0.02</text:p>
        <text:p text:style-name="para-screen">|outcome3<text:s text:c="6"/>|-0.29<text:s text:c="6"/>|0.19<text:s text:c="12"/>|-1.52<text:s text:c="4"/>|0.13</text:p>
        <text:p text:style-name="para-screen">|treatment2<text:s text:c="2"/>|0.00<text:s text:c="8"/>|0.20<text:s text:c="12"/>|0.00<text:s text:c="6"/>|1.00</text:p>
        <text:p text:style-name="para-screen">|treatment3<text:s text:c="2"/>|0.00<text:s text:c="8"/>|0.20<text:s text:c="12"/>|0.00<text:s text:c="6"/>|1.00</text:p>
        <text:p text:style-name="para-screen">|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</text:p>
        <text:p text:style-name="para-screen">|<text:s text:c="18"/>|Df<text:s text:c="4"/>|Deviance|Resid.<text:s text:c="2"/>Df|Resid.<text:s text:c="2"/>Dev</text:p>
        <text:p text:style-name="para-screen">|NULL<text:s text:c="10"/>|<text:s text:c="8"/>|<text:s text:c="16"/>|8.00<text:s text:c="10"/>|10.58</text:p>
        <text:p text:style-name="para-screen">|outcome<text:s text:c="4"/>|2.00|5.45<text:s text:c="8"/>|6.00<text:s text:c="10"/>|5.13</text:p>
        <text:p text:style-name="para-screen">|treatment|2.00|0.00<text:s text:c="8"/>|4.00<text:s text:c="10"/>|5.13</text:p>
        <text:p text:style-name="para-screen">|============================================</text:p>

<text:h text:style-name="Heading-small">Table 6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Estimat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td. Error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z valu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7. summary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Estimat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td. Error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z valu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Df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Deviance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esid. Df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Survdiff</text:h>

<text:p/>
        <text:p text:style-name="para-screen">&gt; library(survival)</text:p>
        <text:p text:style-name="para-screen">&gt;<text:s text:c="2"/>survdiff.aml<text:s text:c="2"/>&lt;-<text:s text:c="2"/>survdiff(Surv(time,<text:s text:c="2"/>status)<text:s text:c="2"/>~<text:s text:c="2"/>x,<text:s text:c="2"/>data<text:s text:c="2"/>=<text:s text:c="2"/>aml)</text:p>
        <text:p text:style-name="para-screen">&gt;<text:s text:c="2"/>ascii(survdiff.aml,<text:s text:c="2"/>caption<text:s text:c="2"/>=<text:s text:c="2"/>"survdiff.aml",<text:s text:c="2"/>digits<text:s text:c="2"/>=<text:s text:c="2"/>c(0,<text:s text:c="2"/>0,</text:p>
        <text:p text:style-name="para-screen">+<text:s text:c="10"/>2,<text:s text:c="2"/>2,<text:s text:c="2"/>2,<text:s text:c="2"/>0,<text:s text:c="2"/>5),<text:s text:c="2"/>format<text:s text:c="2"/>=<text:s text:c="2"/>c(rep("f",<text:s text:c="2"/>6),<text:s text:c="2"/>"E"))</text:p>
        <text:p text:style-name="para-screen">.survdiff.aml</text:p>
        <text:p text:style-name="para-screen">[options="header"]</text:p>
        <text:p text:style-name="para-screen">|=======================================================================</text:p>
        <text:p text:style-name="para-screen">|<text:s text:c="30"/>|N<text:s text:c="2"/>|Observed|Expected|(O-E)^2/E|(O-E)^2/V|df|p</text:p>
        <text:p text:style-name="para-screen">|x=Maintained<text:s text:c="6"/>|11|7<text:s text:c="14"/>|10.69<text:s text:c="6"/>|1.27<text:s text:c="10"/>|3.40<text:s text:c="10"/>|1<text:s text:c="2"/>|6.53393E-02</text:p>
        <text:p text:style-name="para-screen">|x=Nonmaintained|12|11<text:s text:c="12"/>|7.31<text:s text:c="8"/>|1.86<text:s text:c="10"/>|3.40<text:s text:c="10"/>|<text:s text:c="4"/>|</text:p>
        <text:p text:style-name="para-screen">|=======================================================================</text:p>

<text:h text:style-name="Heading-small">Table 9. survdiff.aml</text:h>
<table:table table:style-name="table-default">
          <table:table-column table:number-columns-repeated="8"/>








<table:table-header-rows>
<table:table-row>
<!--position=1-->
              <!--last=8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</text:p>
              </table:table-cell>
<!--position=2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N </text:p>
              </table:table-cell>
<!--position=3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Observed</text:p>
              </table:table-cell>
<!--position=4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Expected</text:p>
              </table:table-cell>
<!--position=5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(O-E)^2/E</text:p>
              </table:table-cell>
<!--position=6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(O-E)^2/V</text:p>
              </table:table-cell>
<!--position=7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df</text:p>
              </table:table-cell>
<!--position=8-->
              <!--last=8-->
              <!--parent-position=1-->
              <!--parent-last=1-->
              <table:table-cell office:value-type="string" table:style-name="table-default.cell-H-C3">
                <!--child::otherwise-->
                <text:p text:style-name="Standard">p</text:p>
              </table:table-cell>
</table:table-row>
</table:table-header-rows>

<table:table-row>
<!--position=1-->
            <!--last=8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x=Maintained</text:p>
              </text:p>
            </table:table-cell>
<!--position=2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1</text:p>
              </text:p>
            </table:table-cell>
<!--position=3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7</text:p>
              </text:p>
            </table:table-cell>
<!--position=4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0.69</text:p>
              </text:p>
            </table:table-cell>
<!--position=5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.27</text:p>
              </text:p>
            </table:table-cell>
<!--position=6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3.40</text:p>
              </text:p>
            </table:table-cell>
<!--position=7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8-->
            <!--last=8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6.53393E-02</text:p>
              </text:p>
            </table:table-cell>
</table:table-row>
<table:table-row>
<!--position=1-->
            <!--last=8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x=Nonmaintained</text:p>
              </text:p>
            </table:table-cell>
<!--position=2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3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</text:p>
              </text:p>
            </table:table-cell>
<!--position=4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7.31</text:p>
              </text:p>
            </table:table-cell>
<!--position=5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86</text:p>
              </text:p>
            </table:table-cell>
<!--position=6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40</text:p>
              </text:p>
            </table:table-cell>
<!--position=7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/>
              </text:p>
            </table:table-cell>
<!--position=8-->
            <!--last=8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
<!--section level 1-->
        <text:h text:outline-level="1" text:style-name="Heading1">Convert</text:h>

<text:p text:style-name="para-padding">Sweave process creates a yourdocument.txt file from yourdocument.Rnw.</text:p>
<text:p text:style-name="para-padding">You can convert it to html format with the following command:</text:p>
<text:p/>
        <text:p text:style-name="para-screen">asciidoc<text:s text:c="2"/>yourdocument.txt</text:p>
<text:p text:style-name="para-padding">or to docbook format with:</text:p>
<text:p/>
        <text:p text:style-name="para-screen">asciidoc<text:s text:c="2"/>-b<text:s text:c="2"/>docbook<text:s text:c="2"/>yourdocument.txt</text:p>
<text:p text:style-name="para-padding">For example, you can see the source of <text:a xlink:type="simple" xlink:href="http://eusebe.github.com/r2asciidoc/index.Rnw">this documentation</text:a>, the file <text:a xlink:type="simple" xlink:href="http://eusebe.github.com/r2asciidoc/index.txt">generated by Sweave</text:a>, the same file in <text:a xlink:type="simple" xlink:href="http://eusebe.github.com/r2asciidoc/index.xml">docbook format</text:a>, the same file <text:a xlink:type="simple" xlink:href="http://eusebe.github.com/r2asciidoc/index.pdf">converted to pdf</text:a> with dblatex, and the same file <text:a xlink:type="simple" xlink:href="http://eusebe.github.com/r2asciidoc/index.odt">converted to odt</text:a> with docbook2odf.</text:p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r2asciidoc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r2asciidoc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r2asciidoc</dc:title>
    <dc:subject/>
    <dc:description/>
    <dc:date/>
    <dc:language>en</dc:language>
    <meta:generator>docbook2odf [$Rev: 153 $] generator (http://open.comsultia.com/docbook2odf/)</meta:generator>
  </office:meta>
</office:document-meta>
</file>